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3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4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4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4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5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5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5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API Performance and Functionality Test Report</text:span></text:p>
      <text:p text:style-name="Normal"><text:span text:style-name="T3">Date</text:span>: [18/11/2024]<text:line-break/><text:span text:style-name="T4">Prepared by</text:span>: [Jessit Mamani]</text:p>
      <text:p text:style-name="Normal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P5">1. CRUD Tests Analysis</text:p>
      <text:p text:style-name="Normal"><text:span text:style-name="T6">Objective</text:span>: Validate the basic functionality of CRUD operations on API endpoints.</text:p>
      <text:p text:style-name="Normal"><text:span text:style-name="T7">Results Summary</text:span>:</text:p>
      <text:list text:style-name="LFO1" text:continue-numbering="true">
        <text:list-item>
          <text:p text:style-name="P8"><text:span text:style-name="T9">GET /api/v1/Activities</text:span>: Successfully retrieved the list of activities. Response times were consistently below 300ms.</text:p>
        </text:list-item>
        <text:list-item>
          <text:p text:style-name="P10"><text:span text:style-name="T11">POST /api/v1/Activities</text:span>: Successfully created new activities with valid data. The average response time was ~350ms, slightly higher due to server-side processing.</text:p>
        </text:list-item>
        <text:list-item>
          <text:p text:style-name="P12"><text:span text:style-name="T13">GET /api/v1/Activities/{id}</text:span>: Successfully retrieved the newly created activity with consistent validation of id. Response times were under 250ms.</text:p>
        </text:list-item>
        <text:list-item>
          <text:p text:style-name="P14"><text:span text:style-name="T15">PUT /api/v1/Activities/{id}</text:span>: Activity updates were processed smoothly with minimal response delays.</text:p>
        </text:list-item>
        <text:list-item>
          <text:p text:style-name="P16"><text:span text:style-name="T17">DELETE /api/v1/Activities/{id}</text:span>: Successfully deleted activities, with subsequent GET calls returning the expected 404 Not Found status.</text:p>
        </text:list-item>
      </text:list>
      <text:p text:style-name="Normal"><text:span text:style-name="T18">Conclusion</text:span>: The CRUD operations performed effectively, showcasing stable response times and correct data handling.</text:p>
      <text:p text:style-name="Normal"><draw:custom-shape svg:x="0in" svg:y="0in" svg:width="45.5104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19">2. System Tests Analysis</text:p>
      <text:p text:style-name="Normal"><text:span text:style-name="T20">Objective</text:span>: Verify the interaction of CRUD operations in a logical flow.</text:p>
      <text:p text:style-name="Normal"><text:span text:style-name="T21">Results Summary</text:span>:</text:p>
      <text:list text:style-name="LFO2" text:continue-numbering="true">
        <text:list-item>
          <text:p text:style-name="P22"><text:span text:style-name="T23">Flow Analysis</text:span>: The sequence of creating, retrieving, updating, and deleting activities was executed seamlessly, maintaining data integrity.</text:p>
        </text:list-item>
        <text:list-item>
          <text:p text:style-name="P24"><text:span text:style-name="T25">Issues Noted</text:span>: Minor delays during sequential operations were observed, suggesting a potential server performance impact when handling complex operations.</text:p>
        </text:list-item>
        <text:list-item>
          <text:p text:style-name="P26"><text:span text:style-name="T27">Validation</text:span>: All CRUD operations returned the expected status codes, confirming that the system can handle related actions cohesively.</text:p>
        </text:list-item>
      </text:list>
      <text:soft-page-break/>
      <text:p text:style-name="Normal"><text:span text:style-name="T28">Conclusion</text:span>: System tests indicate that the API endpoints work well together, which is crucial for workflows involving multiple sequential calls.</text:p>
      <text:p text:style-name="Normal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29">3. Integration Tests Analysis</text:p>
      <text:p text:style-name="Normal"><text:span text:style-name="T30">Objective</text:span>: Test the interaction of multiple endpoints and the effect on related data.</text:p>
      <text:p text:style-name="Normal"><text:span text:style-name="T31">Results Summary</text:span>:</text:p>
      <text:list text:style-name="LFO3" text:continue-numbering="true">
        <text:list-item>
          <text:p text:style-name="P32"><text:span text:style-name="T33">POST /api/v1/Authors</text:span>: Authors were created without issues.</text:p>
        </text:list-item>
        <text:list-item>
          <text:p text:style-name="P34"><text:span text:style-name="T35">POST /api/v1/Books</text:span>: Books were successfully linked to authors, with consistent response times (~400ms).</text:p>
        </text:list-item>
        <text:list-item>
          <text:p text:style-name="P36"><text:span text:style-name="T37">POST /api/v1/CoverPhotos</text:span>: Cover photos were attached to books as expected, confirming correct linkage.</text:p>
        </text:list-item>
        <text:list-item>
          <text:p text:style-name="P38"><text:span text:style-name="T39">GET /api/v1/CoverPhotos/books/covers/{idBook}</text:span>: Successfully verified relationships between books and cover photos.</text:p>
        </text:list-item>
      </text:list>
      <text:p text:style-name="Normal"><text:span text:style-name="T40">Conclusion</text:span>: Integration tests confirmed that related data is accurately managed across multiple endpoints, maintaining data relationships without corruption.</text:p>
      <text:p text:style-name="Normal"><draw:custom-shape svg:x="0in" svg:y="0in" svg:width="45.5104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41">4. End-to-End (E2E) Tests Analysis</text:p>
      <text:p text:style-name="Normal"><text:span text:style-name="T42">Objective</text:span>: Simulate comprehensive workflows, including creating a user, assigning activities, updating user data, and verifying data associations.</text:p>
      <text:p text:style-name="Normal"><text:span text:style-name="T43">Results Summary</text:span>:</text:p>
      <text:list text:style-name="LFO4" text:continue-numbering="true">
        <text:list-item>
          <text:p text:style-name="P44"><text:span text:style-name="T45">POST /api/v1/Users</text:span>: Users were created successfully with unique IDs.</text:p>
        </text:list-item>
        <text:list-item>
          <text:p text:style-name="P46"><text:span text:style-name="T47">POST /api/v1/Activities</text:span>: Activities were assigned to users, confirming correct userId association.</text:p>
        </text:list-item>
        <text:list-item>
          <text:p text:style-name="P48"><text:span text:style-name="T49">PUT /api/v1/Users/{id}</text:span>: User data updates were correctly processed, maintaining the association with activities.</text:p>
        </text:list-item>
        <text:list-item>
          <text:p text:style-name="P50"><text:span text:style-name="T51">Complex User Actions</text:span>: Simulated scenarios involving data access and modification confirmed data consistency across steps.</text:p>
        </text:list-item>
      </text:list>
      <text:p text:style-name="Normal"><text:span text:style-name="T52">Conclusion</text:span>: The E2E tests demonstrate that the API supports complex user workflows while maintaining data accuracy and endpoint consistency.</text:p>
      <text:p text:style-name="Normal"><draw:custom-shape svg:x="0in" svg:y="0in" svg:width="45.5104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P53">5. Performance Tests Analysis</text:p>
      <text:soft-page-break/>
      <text:p text:style-name="Normal"><text:span text:style-name="T54">Objective</text:span>: Evaluate the API's performance under load and response times.</text:p>
      <text:p text:style-name="Normal"><text:span text:style-name="T55">Results Summary</text:span>:</text:p>
      <text:list text:style-name="LFO5" text:continue-numbering="true">
        <text:list-item>
          <text:p text:style-name="P56"><text:span text:style-name="T57">Load Test on GET /api/v1/Activities</text:span>: 100 simultaneous requests were sent. The average response time ranged between 300-500ms. No significant failures were observed, but minor delays occurred as load increased.</text:p>
        </text:list-item>
        <text:list-item>
          <text:p text:style-name="P58"><text:span text:style-name="T59">Mass Data Creation (POST /api/v1/Activities)</text:span>: The server managed batch activity creation reasonably well, with response times increasing to 500-700ms under heavy load.</text:p>
        </text:list-item>
        <text:list-item>
          <text:p text:style-name="P60"><text:span text:style-name="T61">Parallel CRUD Tests</text:span>: Parallel execution of CRUD operations resulted in slight response time increases (~600ms average) and occasional 500 Internal Server Error during peak load, highlighting potential areas for server optimization.</text:p>
        </text:list-item>
      </text:list>
      <text:p text:style-name="Normal"><text:span text:style-name="T62">Conclusion</text:span>: The API handles moderate loads effectively but shows room for improvement under high concurrency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mani sanchez jessit oshin alexis</meta:initial-creator>
    <dc:creator>mamani sanchez jessit oshin alexis</dc:creator>
    <meta:creation-date>2024-11-18T12:37:00Z</meta:creation-date>
    <dc:date>2024-11-18T12:52:00Z</dc:date>
    <meta:template xlink:href="Normal" xlink:type="simple"/>
    <meta:editing-cycles>1</meta:editing-cycles>
    <meta:editing-duration>PT900S</meta:editing-duration>
    <meta:document-statistic meta:page-count="3" meta:paragraph-count="7" meta:word-count="588" meta:character-count="3938" meta:row-count="27" meta:non-whitespace-character-count="3357"/>
  </office:meta>
</office:document-meta>
</file>